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normal" style:font-weight-asian="normal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>
      <style:paragraph-properties fo:margin-left="0.5in" fo:text-indent="0.5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master-page-name="MP1" style:family="paragraph">
      <style:paragraph-properties fo:break-before="page"/>
    </style:style>
    <style:style style:name="TableColumn21" style:family="table-column">
      <style:table-column-properties style:column-width="1.9368in"/>
    </style:style>
    <style:style style:name="TableColumn22" style:family="table-column">
      <style:table-column-properties style:column-width="1.9368in"/>
    </style:style>
    <style:style style:name="TableColumn23" style:family="table-column">
      <style:table-column-properties style:column-width="1.9375in"/>
    </style:style>
    <style:style style:name="TableColumn24" style:family="table-column">
      <style:table-column-properties style:column-width="1.9375in"/>
    </style:style>
    <style:style style:name="TableColumn25" style:family="table-column">
      <style:table-column-properties style:column-width="1.9375in"/>
    </style:style>
    <style:style style:name="Table20" style:family="table">
      <style:table-properties style:width="9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weight="bold" style:font-weight-asian="bold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weight="bold" style:font-weight-asian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/>
      <style:text-properties fo:font-weight="bold" style:font-weight-asian="bold"/>
    </style:style>
    <style:style style:name="P40" style:parent-style-name="Normal" style:family="paragraph">
      <style:paragraph-properties fo:text-align="center" fo:margin-bottom="0in"/>
      <style:text-properties fo:font-weight="bold" style:font-weight-asian="bold"/>
    </style:style>
    <style:style style:name="P41" style:parent-style-name="Normal" style:family="paragraph">
      <style:paragraph-properties fo:text-align="center" fo:margin-bottom="0in"/>
      <style:text-properties fo:font-weight="bold" style:font-weight-asian="bold"/>
    </style:style>
    <style:style style:name="P42" style:parent-style-name="Normal" style:family="paragraph">
      <style:paragraph-properties fo:text-align="center" fo:margin-bottom="0in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Normal" style:family="paragraph">
      <style:paragraph-properties fo:text-align="center" fo:margin-bottom="0in"/>
      <style:text-properties fo:font-weight="bold" style:font-weight-asian="bold"/>
    </style:style>
    <style:style style:name="P45" style:parent-style-name="Normal" style:family="paragraph">
      <style:paragraph-properties fo:text-align="center" fo:margin-bottom="0in"/>
      <style:text-properties fo:font-weight="bold" style:font-weight-asian="bold"/>
    </style:style>
    <style:style style:name="P46" style:parent-style-name="Normal" style:family="paragraph">
      <style:paragraph-properties fo:text-align="center" fo:margin-bottom="0in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Normal" style:family="paragraph">
      <style:paragraph-properties fo:text-align="center" fo:margin-bottom="0in"/>
      <style:text-properties fo:font-weight="bold" style:font-weight-asian="bold"/>
    </style:style>
    <style:style style:name="P49" style:parent-style-name="Normal" style:family="paragraph">
      <style:paragraph-properties fo:text-align="center" fo:margin-bottom="0in"/>
      <style:text-properties fo:font-weight="bold" style:font-weight-asian="bold"/>
    </style:style>
    <style:style style:name="P50" style:parent-style-name="Normal" style:family="paragraph">
      <style:paragraph-properties fo:text-align="center" fo:margin-bottom="0in"/>
    </style:style>
    <style:style style:name="T51" style:parent-style-name="DefaultParagraphFont" style:family="text">
      <style:text-properties fo:font-weight="bold" style:font-weight-asian="bold"/>
    </style:style>
    <style:style style:name="P52" style:parent-style-name="Normal" style:family="paragraph">
      <style:paragraph-properties fo:text-align="center" fo:margin-bottom="0in"/>
      <style:text-properties fo:font-weight="bold" style:font-weight-asian="bold"/>
    </style:style>
    <style:style style:name="P53" style:parent-style-name="Normal" style:family="paragraph">
      <style:paragraph-properties fo:text-align="center" fo:margin-bottom="0in"/>
      <style:text-properties fo:font-weight="bold" style:font-weight-asian="bold"/>
    </style:style>
    <style:style style:name="P54" style:parent-style-name="Normal" style:family="paragraph">
      <style:paragraph-properties fo:text-align="center" fo:margin-bottom="0in"/>
      <style:text-properties fo:font-weight="bold" style:font-weight-asian="bold"/>
    </style:style>
    <style:style style:name="P55" style:parent-style-name="Normal" style:family="paragraph">
      <style:paragraph-properties fo:text-align="center" fo:margin-bottom="0in"/>
      <style:text-properties fo:font-weight="bold" style:font-weight-asian="bold"/>
    </style:style>
    <style:style style:name="P56" style:parent-style-name="Normal" style:family="paragraph">
      <style:paragraph-properties fo:text-align="center" fo:margin-bottom="0in"/>
      <style:text-properties fo:font-weight="bold" style:font-weight-asian="bold"/>
    </style:style>
    <style:style style:name="P57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text-align="center" fo:margin-bottom="0in"/>
      <style:text-properties fo:font-weight="bold" style:font-weight-asian="bold"/>
    </style:style>
    <style:style style:name="P62" style:parent-style-name="Normal" style:family="paragraph">
      <style:paragraph-properties fo:text-align="center" fo:margin-bottom="0in"/>
      <style:text-properties fo:font-weight="bold" style:font-weight-asian="bold"/>
    </style:style>
    <style:style style:name="P63" style:parent-style-name="Normal" style:family="paragraph">
      <style:paragraph-properties fo:text-align="center" fo:margin-bottom="0in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text-align="center" fo:margin-bottom="0in"/>
      <style:text-properties fo:font-weight="bold" style:font-weight-asian="bold"/>
    </style:style>
    <style:style style:name="P66" style:parent-style-name="Normal" style:family="paragraph">
      <style:paragraph-properties fo:text-align="center" fo:margin-bottom="0in"/>
      <style:text-properties fo:font-weight="bold" style:font-weight-asian="bold"/>
    </style:style>
    <style:style style:name="P67" style:parent-style-name="Normal" style:family="paragraph">
      <style:paragraph-properties fo:text-align="center" fo:margin-bottom="0in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/>
    </style:style>
    <style:style style:name="P70" style:parent-style-name="Normal" style:family="paragraph">
      <style:paragraph-properties fo:text-align="center" fo:margin-bottom="0in"/>
      <style:text-properties fo:font-weight="bold" style:font-weight-asian="bold"/>
    </style:style>
    <style:style style:name="P71" style:parent-style-name="Normal" style:family="paragraph">
      <style:paragraph-properties fo:text-align="center" fo:margin-bottom="0in"/>
    </style:style>
    <style:style style:name="T72" style:parent-style-name="DefaultParagraphFont" style:family="text">
      <style:text-properties fo:font-weight="bold" style:font-weight-asian="bold"/>
    </style:style>
    <style:style style:name="P73" style:parent-style-name="Normal" style:family="paragraph">
      <style:paragraph-properties fo:text-align="center" fo:margin-bottom="0in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Normal" style:family="paragraph">
      <style:paragraph-properties fo:text-align="center" fo:margin-bottom="0in"/>
      <style:text-properties fo:font-weight="bold" style:font-weight-asian="bold"/>
    </style:style>
    <style:style style:name="P76" style:parent-style-name="Normal" style:family="paragraph">
      <style:paragraph-properties fo:text-align="center" fo:margin-bottom="0in"/>
      <style:text-properties fo:font-weight="bold" style:font-weight-asian="bold"/>
    </style:style>
    <style:style style:name="P77" style:parent-style-name="Normal" style:family="paragraph">
      <style:paragraph-properties fo:text-align="center" fo:margin-bottom="0in"/>
      <style:text-properties fo:font-weight="bold" style:font-weight-asian="bold"/>
    </style:style>
    <style:style style:name="P78" style:parent-style-name="Normal" style:family="paragraph">
      <style:paragraph-properties fo:text-align="center" fo:margin-bottom="0in"/>
      <style:text-properties fo:font-weight="bold" style:font-weight-asian="bold"/>
    </style:style>
    <style:style style:name="P79" style:parent-style-name="Normal" style:family="paragraph">
      <style:paragraph-properties fo:text-align="center" fo:margin-bottom="0in"/>
      <style:text-properties fo:font-weight="bold" style:font-weight-asian="bold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</style:style>
    <style:style style:name="T83" style:parent-style-name="DefaultParagraphFont" style:family="text">
      <style:text-properties fo:font-weight="bold" style:font-weight-asian="bold"/>
    </style:style>
    <style:style style:name="P84" style:parent-style-name="Normal" style:family="paragraph">
      <style:paragraph-properties fo:text-align="center" fo:margin-bottom="0in"/>
      <style:text-properties fo:font-weight="bold" style:font-weight-asian="bold"/>
    </style:style>
    <style:style style:name="P85" style:parent-style-name="Normal" style:family="paragraph">
      <style:paragraph-properties fo:text-align="center" fo:margin-bottom="0in"/>
      <style:text-properties fo:font-weight="bold" style:font-weight-asian="bold"/>
    </style:style>
    <style:style style:name="P86" style:parent-style-name="Normal" style:family="paragraph">
      <style:paragraph-properties fo:text-align="center" fo:margin-bottom="0in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Normal" style:family="paragraph">
      <style:paragraph-properties fo:text-align="center" fo:margin-bottom="0in"/>
      <style:text-properties fo:font-weight="bold" style:font-weight-asian="bold"/>
    </style:style>
    <style:style style:name="P89" style:parent-style-name="Normal" style:family="paragraph">
      <style:paragraph-properties fo:text-align="center" fo:margin-bottom="0in"/>
      <style:text-properties fo:font-weight="bold" style:font-weight-asian="bold"/>
    </style:style>
    <style:style style:name="P90" style:parent-style-name="Normal" style:family="paragraph">
      <style:paragraph-properties fo:text-align="center" fo:margin-bottom="0in"/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Normal" style:family="paragraph">
      <style:paragraph-properties fo:text-align="center" fo:margin-bottom="0in"/>
      <style:text-properties fo:font-weight="bold" style:font-weight-asian="bold"/>
    </style:style>
    <style:style style:name="P93" style:parent-style-name="Normal" style:family="paragraph">
      <style:paragraph-properties fo:text-align="center" fo:margin-bottom="0in"/>
      <style:text-properties fo:font-weight="bold" style:font-weight-asian="bold"/>
    </style:style>
    <style:style style:name="P94" style:parent-style-name="Normal" style:family="paragraph">
      <style:paragraph-properties fo:text-align="center" fo:margin-bottom="0in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Normal" style:family="paragraph">
      <style:paragraph-properties fo:text-align="center" fo:margin-bottom="0in"/>
    </style:style>
    <style:style style:name="T97" style:parent-style-name="DefaultParagraphFont" style:family="text">
      <style:text-properties fo:font-weight="bold" style:font-weight-asian="bold"/>
    </style:style>
    <style:style style:name="P98" style:parent-style-name="Normal" style:family="paragraph">
      <style:paragraph-properties fo:text-align="center" fo:margin-bottom="0in"/>
      <style:text-properties fo:font-weight="bold" style:font-weight-asian="bold"/>
    </style:style>
    <style:style style:name="P99" style:parent-style-name="Normal" style:family="paragraph">
      <style:paragraph-properties fo:text-align="center" fo:margin-bottom="0in"/>
      <style:text-properties fo:font-weight="bold" style:font-weight-asian="bold"/>
    </style:style>
    <style:style style:name="P100" style:parent-style-name="Normal" style:family="paragraph">
      <style:paragraph-properties fo:text-align="center" fo:margin-bottom="0in"/>
      <style:text-properties fo:font-weight="bold" style:font-weight-asian="bold"/>
    </style:style>
    <style:style style:name="P101" style:parent-style-name="Normal" style:family="paragraph">
      <style:paragraph-properties fo:text-align="center" fo:margin-bottom="0in"/>
      <style:text-properties fo:font-weight="bold" style:font-weight-asian="bold"/>
    </style:style>
    <style:style style:name="P102" style:parent-style-name="Normal" style:family="paragraph">
      <style:paragraph-properties fo:text-align="center" fo:margin-bottom="0in"/>
      <style:text-properties fo:font-weight="bold" style:font-weight-asian="bold"/>
    </style:style>
    <style:style style:name="P103" style:parent-style-name="Normal" style:family="paragraph">
      <style:paragraph-properties fo:text-align="center" fo:margin-bottom="0in"/>
      <style:text-properties fo:font-weight="bold" style:font-weight-asian="bold"/>
    </style:style>
    <style:style style:name="P104" style:parent-style-name="Normal" style:family="paragraph">
      <style:paragraph-properties fo:text-align="center"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/>
    </style:style>
    <style:style style:name="T107" style:parent-style-name="DefaultParagraphFont" style:family="text">
      <style:text-properties fo:font-weight="bold" style:font-weight-asian="bold"/>
    </style:style>
    <style:style style:name="P108" style:parent-style-name="Normal" style:family="paragraph">
      <style:paragraph-properties fo:text-align="center" fo:margin-bottom="0in"/>
      <style:text-properties fo:font-weight="bold" style:font-weight-asian="bold"/>
    </style:style>
    <style:style style:name="P109" style:parent-style-name="Normal" style:family="paragraph">
      <style:paragraph-properties fo:text-align="center" fo:margin-bottom="0in"/>
      <style:text-properties fo:font-weight="bold" style:font-weight-asian="bold"/>
    </style:style>
    <style:style style:name="P110" style:parent-style-name="Normal" style:family="paragraph">
      <style:paragraph-properties fo:text-align="center" fo:margin-bottom="0in"/>
    </style:style>
    <style:style style:name="T111" style:parent-style-name="DefaultParagraphFont" style:family="text">
      <style:text-properties fo:font-weight="bold" style:font-weight-asian="bold"/>
    </style:style>
    <style:style style:name="P112" style:parent-style-name="Normal" style:family="paragraph">
      <style:paragraph-properties fo:text-align="center" fo:margin-bottom="0in"/>
      <style:text-properties fo:font-weight="bold" style:font-weight-asian="bold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/>
    </style:style>
    <style:style style:name="P114" style:parent-style-name="Normal" style:family="paragraph">
      <style:paragraph-properties fo:text-align="center" fo:margin-bottom="0in"/>
    </style:style>
    <style:style style:name="T115" style:parent-style-name="DefaultParagraphFont" style:family="text">
      <style:text-properties fo:font-weight="bold" style:font-weight-asian="bold"/>
    </style:style>
    <style:style style:name="P116" style:parent-style-name="Normal" style:family="paragraph">
      <style:paragraph-properties fo:text-align="center" fo:margin-bottom="0in"/>
      <style:text-properties fo:font-weight="bold" style:font-weight-asian="bold"/>
    </style:style>
    <style:style style:name="P117" style:parent-style-name="Normal" style:family="paragraph">
      <style:paragraph-properties fo:text-align="center" fo:margin-bottom="0in"/>
      <style:text-properties fo:font-weight="bold" style:font-weight-asian="bold"/>
    </style:style>
    <style:style style:name="P118" style:parent-style-name="Normal" style:family="paragraph">
      <style:paragraph-properties fo:text-align="center" fo:margin-bottom="0in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paragraph-properties fo:text-align="center" fo:margin-bottom="0in"/>
      <style:text-properties fo:font-weight="bold" style:font-weight-asian="bold"/>
    </style:style>
    <style:style style:name="P121" style:parent-style-name="Normal" style:family="paragraph">
      <style:paragraph-properties fo:text-align="center" fo:margin-bottom="0in"/>
      <style:text-properties fo:font-weight="bold" style:font-weight-asian="bold"/>
    </style:style>
    <style:style style:name="P122" style:parent-style-name="Normal" style:family="paragraph">
      <style:paragraph-properties fo:text-align="center" fo:margin-bottom="0in"/>
      <style:text-properties fo:font-weight="bold" style:font-weight-asian="bold"/>
    </style:style>
    <style:style style:name="P123" style:parent-style-name="Normal" style:family="paragraph">
      <style:paragraph-properties fo:text-align="center" fo:margin-bottom="0in"/>
      <style:text-properties fo:font-weight="bold" style:font-weight-asian="bold"/>
    </style:style>
    <style:style style:name="P124" style:parent-style-name="Normal" style:family="paragraph">
      <style:paragraph-properties fo:text-align="center" fo:margin-bottom="0in"/>
      <style:text-properties fo:font-weight="bold" style:font-weight-asian="bold"/>
    </style:style>
    <style:style style:name="P125" style:parent-style-name="Normal" style:family="paragraph">
      <style:paragraph-properties fo:text-align="center" fo:margin-bottom="0in"/>
      <style:text-properties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/>
      <style:text-properties fo:font-weight="bold" style:font-weight-asian="bold"/>
    </style:style>
    <style:style style:name="P128" style:parent-style-name="Normal" style:family="paragraph">
      <style:paragraph-properties fo:text-align="center" fo:margin-bottom="0in"/>
      <style:text-properties fo:font-weight="bold" style:font-weight-asian="bold"/>
    </style:style>
    <style:style style:name="P129" style:parent-style-name="Normal" style:family="paragraph">
      <style:paragraph-properties fo:text-align="center" fo:margin-bottom="0in"/>
      <style:text-properties fo:font-weight="bold" style:font-weight-asian="bold"/>
    </style:style>
    <style:style style:name="P130" style:parent-style-name="Normal" style:family="paragraph">
      <style:paragraph-properties fo:text-align="center" fo:margin-bottom="0in"/>
    </style:style>
    <style:style style:name="T131" style:parent-style-name="DefaultParagraphFont" style:family="text">
      <style:text-properties fo:font-weight="bold" style:font-weight-asian="bold"/>
    </style:style>
    <style:style style:name="P132" style:parent-style-name="Normal" style:family="paragraph">
      <style:paragraph-properties fo:text-align="center" fo:margin-bottom="0in"/>
      <style:text-properties fo:font-weight="bold" style:font-weight-asian="bold"/>
    </style:style>
    <style:style style:name="P133" style:parent-style-name="Normal" style:family="paragraph">
      <style:paragraph-properties fo:text-align="center" fo:margin-bottom="0in"/>
      <style:text-properties fo:font-weight="bold" style:font-weight-asian="bold"/>
    </style:style>
    <style:style style:name="P134" style:parent-style-name="Normal" style:family="paragraph">
      <style:paragraph-properties fo:text-align="center" fo:margin-bottom="0in"/>
    </style:style>
    <style:style style:name="T135" style:parent-style-name="DefaultParagraphFont" style:family="text">
      <style:text-properties fo:font-weight="bold" style:font-weight-asian="bold"/>
    </style:style>
    <style:style style:name="P136" style:parent-style-name="Normal" style:family="paragraph">
      <style:paragraph-properties fo:text-align="center" fo:margin-bottom="0in"/>
      <style:text-properties fo:font-weight="bold" style:font-weight-asian="bold"/>
    </style:style>
    <style:style style:name="P137" style:parent-style-name="Normal" style:family="paragraph">
      <style:paragraph-properties fo:text-align="center" fo:margin-bottom="0in"/>
      <style:text-properties fo:font-weight="bold" style:font-weight-asian="bold"/>
    </style:style>
    <style:style style:name="P138" style:parent-style-name="Normal" style:family="paragraph">
      <style:paragraph-properties fo:text-align="center" fo:margin-bottom="0in"/>
    </style:style>
    <style:style style:name="T139" style:parent-style-name="DefaultParagraphFont" style:family="text">
      <style:text-properties fo:font-weight="bold" style:font-weight-asian="bold"/>
    </style:style>
    <style:style style:name="P140" style:parent-style-name="Normal" style:family="paragraph">
      <style:paragraph-properties fo:text-align="center" fo:margin-bottom="0in"/>
      <style:text-properties fo:font-weight="bold" style:font-weight-asian="bold"/>
    </style:style>
    <style:style style:name="P141" style:parent-style-name="Normal" style:family="paragraph">
      <style:paragraph-properties fo:text-align="center" fo:margin-bottom="0in"/>
      <style:text-properties fo:font-weight="bold" style:font-weight-asian="bold"/>
    </style:style>
    <style:style style:name="P142" style:parent-style-name="Normal" style:family="paragraph">
      <style:paragraph-properties fo:text-align="center" fo:margin-bottom="0in"/>
      <style:text-properties fo:font-weight="bold" style:font-weight-asian="bold"/>
    </style:style>
    <style:style style:name="P143" style:parent-style-name="Normal" style:family="paragraph">
      <style:paragraph-properties fo:text-align="center" fo:margin-bottom="0in"/>
      <style:text-properties fo:font-weight="bold" style:font-weight-asian="bold"/>
    </style:style>
    <style:style style:name="P144" style:parent-style-name="Normal" style:family="paragraph">
      <style:paragraph-properties fo:text-align="center" fo:margin-bottom="0in"/>
      <style:text-properties fo:font-weight="bold" style:font-weight-asian="bold"/>
    </style:style>
    <style:style style:name="P145" style:parent-style-name="Normal" style:family="paragraph">
      <style:paragraph-properties fo:text-align="center" fo:margin-bottom="0in"/>
      <style:text-properties fo:font-weight="bold" style:font-weight-asian="bold"/>
    </style:style>
  </office:automatic-styles>
  <office:body>
    <office:text text:use-soft-page-breaks="true">
      <text:p text:style-name="P1">Design Document<text:s/></text:p>
      <text:p text:style-name="Normal"/>
      <text:p text:style-name="Normal">The following are a list of features that are in the final design of the proposed system, each of the features has an id number for reference in a table showing the timetable of Analysis, Implementation, Testing and<text:s/>Completion.</text:p>
      <text:p text:style-name="Normal">Project Features: -<text:s/></text:p>
      <text:p text:style-name="Normal">(F1) - Evolutionary algorithm</text:p>
      <text:p text:style-name="Normal"><text:tab/>(F1.1) - Crossover</text:p>
      <text:p text:style-name="Normal"><text:tab/><text:tab/><text:span text:style-name="T2">(F1.1.1)</text:span><text:s/>- One-Point</text:p>
      <text:p text:style-name="Normal"><text:tab/><text:tab/><text:span text:style-name="T3">(F1.1.2)</text:span><text:s/>- Two-Point</text:p>
      <text:p text:style-name="Normal"><text:tab/><text:tab/><text:span text:style-name="T4">(F1.1.3)</text:span><text:s/>- Introduce reinforcement learning to optimise crossover.</text:p>
      <text:p text:style-name="Normal"><text:tab/>(F1.2) - Mutation</text:p>
      <text:p text:style-name="P5"><text:span text:style-name="T6">(F1.2.1)</text:span><text:s/>- Random Mutation</text:p>
      <text:p text:style-name="Normal"><text:tab/><text:tab/><text:span text:style-name="T7">(F1.2.2)</text:span><text:s/>-<text:s/>Exchange mutations</text:p>
      <text:p text:style-name="Normal"><text:tab/><text:tab/><text:span text:style-name="T8">(F1.2.3)</text:span><text:s/>– Multi-Mutations</text:p>
      <text:p text:style-name="Normal"><text:tab/>(F1.3) - Selection</text:p>
      <text:p text:style-name="Normal"><text:tab/><text:tab/><text:span text:style-name="T9">(F1.3.1)</text:span><text:s/>- Roulette Selection</text:p>
      <text:p text:style-name="Normal"><text:tab/><text:tab/><text:span text:style-name="T10">(F1.3.2)</text:span><text:s/>- Tournament Selection</text:p>
      <text:p text:style-name="Normal"><text:tab/><text:span text:style-name="T11">(F1.4)</text:span><text:s/>- Allow for the weaker cars to have more mutations where the stronger cars have fewer.</text:p>
      <text:p text:style-name="Normal">(F2) - Baseline Evolutionary algorithm =<text:s/></text:p>
      <text:p text:style-name="Normal"><text:tab/><text:span text:style-name="T12">(F2.1)</text:span><text:s/>- Mutation = improving</text:p>
      <text:p text:style-name="Normal">(F3) - Selection Classifier</text:p>
      <text:p text:style-name="Normal"><text:tab/><text:span text:style-name="T13">(F3.1)</text:span><text:s/>- Clustering back-end</text:p>
      <text:p text:style-name="Normal"><text:tab/><text:span text:style-name="T14">(F3.2)</text:span><text:s/>- Car fitness scoring</text:p>
      <text:p text:style-name="Normal">(F4) - GUI</text:p>
      <text:p text:style-name="Normal"><text:tab/><text:span text:style-name="T15">(F4.1)</text:span><text:s/>- List of car results from the baseline EA</text:p>
      <text:p text:style-name="Normal"><text:tab/><text:span text:style-name="T16">(F4.2)</text:span><text:s/>- List of car results from the new EA</text:p>
      <text:p text:style-name="Normal"><text:tab/><text:span text:style-name="T17">(F4.3)</text:span><text:s/>- Ability to look at<text:s/>performance over time</text:p>
      <text:p text:style-name="Normal"><text:tab/><text:span text:style-name="T18">(F4.4)</text:span><text:s/>- Look through car performance for past run instances</text:p>
      <text:soft-page-break/>
      <text:p text:style-name="P19">Timetable for each Project Feature</text:p>
      <text:p text:style-name="Normal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Backlog</text:p>
          </table:table-cell>
          <table:table-cell table:style-name="TableCell29">
            <text:p text:style-name="P30">Analysis</text:p>
          </table:table-cell>
          <table:table-cell table:style-name="TableCell31">
            <text:p text:style-name="P32">In-progress</text:p>
          </table:table-cell>
          <table:table-cell table:style-name="TableCell33">
            <text:p text:style-name="P34">Testing</text:p>
          </table:table-cell>
          <table:table-cell table:style-name="TableCell35">
            <text:p text:style-name="P36">Done</text:p>
          </table:table-cell>
        </table:table-row>
        <table:table-row table:style-name="TableRow37">
          <table:table-cell table:style-name="TableCell38">
            <text:p text:style-name="P39"><text:s/>(F1.1.1)</text:p>
            <text:p text:style-name="P40">(F1.1.2)</text:p>
            <text:p text:style-name="P41">(F1.1.3)</text:p>
            <text:p text:style-name="P42"><text:span text:style-name="T43">(F1.2.1)</text:span><text:s/></text:p>
            <text:p text:style-name="P44"><text:s/>(F1.2.2)</text:p>
            <text:p text:style-name="P45">(F1.2.3)</text:p>
            <text:p text:style-name="P46"><text:span text:style-name="T47">(F1.3.1)</text:span><text:s/></text:p>
            <text:p text:style-name="P48"><text:s/>(F1.3.2)</text:p>
            <text:p text:style-name="P49">(F1.4)</text:p>
            <text:p text:style-name="P50"><text:span text:style-name="T51">(F2.1</text:span></text:p>
            <text:p text:style-name="P52">(F3.1)</text:p>
            <text:p text:style-name="P53">(F3.2)</text:p>
            <text:p text:style-name="P54">(F4.1)</text:p>
            <text:p text:style-name="P55">(F4.2)</text:p>
            <text:p text:style-name="P56">(F4.3)</text:p>
            <text:p text:style-name="P57">(F4.4)</text:p>
          </table:table-cell>
          <table:table-cell table:style-name="TableCell58">
            <text:p text:style-name="P59"><text:span text:style-name="T60">(F1.1.1)</text:span><text:s/>(04/02/2019)</text:p>
            <text:p text:style-name="P61">(F1.1.2)</text:p>
            <text:p text:style-name="P62">(F1.1.3)</text:p>
            <text:p text:style-name="P63"><text:span text:style-name="T64">(F1.2.1)</text:span><text:s/>(04/02/2019)</text:p>
            <text:p text:style-name="P65"><text:s/>(F1.2.2)</text:p>
            <text:p text:style-name="P66">(F1.2.3)</text:p>
            <text:p text:style-name="P67"><text:span text:style-name="T68">(F1.3.1</text:span>(04/02/2019)<text:span text:style-name="T69"><text:s/>(F1.3.2)</text:span></text:p>
            <text:p text:style-name="P70">(F1.4)</text:p>
            <text:p text:style-name="P71"><text:span text:style-name="T72">(F2.1)</text:span><text:s/>(04/02/2019)</text:p>
            <text:p text:style-name="P73"><text:span text:style-name="T74">(F3.1)</text:span><text:s/>(10/02/2019)</text:p>
            <text:p text:style-name="P75">(F3.2)</text:p>
            <text:p text:style-name="P76">(F4.1)</text:p>
            <text:p text:style-name="P77">(F4.2)</text:p>
            <text:p text:style-name="P78">(F4.3)</text:p>
            <text:p text:style-name="P79">(F4.4))</text:p>
            <text:p text:style-name="P80"/>
          </table:table-cell>
          <table:table-cell table:style-name="TableCell81">
            <text:p text:style-name="P82"><text:span text:style-name="T83">(F1.1.1)</text:span><text:s/>(14/02/2019)</text:p>
            <text:p text:style-name="P84">(F1.1.2)</text:p>
            <text:p text:style-name="P85">(F1.1.3)</text:p>
            <text:p text:style-name="P86"><text:span text:style-name="T87">(F1.2.1)</text:span><text:s/>(11/02/2019)</text:p>
            <text:p text:style-name="P88"><text:s/>(F1.2.2)</text:p>
            <text:p text:style-name="P89">(F1.2.3)</text:p>
            <text:p text:style-name="P90"><text:span text:style-name="T91">(F1.3.1)</text:span><text:s/>(09/02/2019)</text:p>
            <text:p text:style-name="P92"><text:s/>(F1.3.2)</text:p>
            <text:p text:style-name="P93">(F1.4)</text:p>
            <text:p text:style-name="P94"><text:span text:style-name="T95">(F2.1)</text:span><text:s/>(11/02/2019)</text:p>
            <text:p text:style-name="P96"><text:span text:style-name="T97">(F3.1)</text:span><text:s/>(14/02/2019)</text:p>
            <text:p text:style-name="P98">(F3.2)</text:p>
            <text:p text:style-name="P99">(F4.1)</text:p>
            <text:p text:style-name="P100">(F4.2)</text:p>
            <text:p text:style-name="P101">(F4.3)</text:p>
            <text:p text:style-name="P102">(F4.4)</text:p>
            <text:p text:style-name="P103"/>
            <text:p text:style-name="P104"/>
          </table:table-cell>
          <table:table-cell table:style-name="TableCell105">
            <text:p text:style-name="P106"><text:span text:style-name="T107">(F1.1.1)</text:span><text:s/>(14/02/2019)</text:p>
            <text:p text:style-name="P108">(F1.1.2)</text:p>
            <text:p text:style-name="P109">(F1.1.3)</text:p>
            <text:p text:style-name="P110"><text:span text:style-name="T111">(F1.2.1)</text:span><text:s/>(14/02/2019)</text:p>
            <text:p text:style-name="P112"><text:s/>(F1.2.2)</text:p>
            <text:p text:style-name="P113">(F1.2.3)</text:p>
            <text:p text:style-name="P114"><text:span text:style-name="T115">(F1.3.1)</text:span><text:s/>(09/02/2019)</text:p>
            <text:p text:style-name="P116"><text:s/>(F1.3.2)</text:p>
            <text:p text:style-name="P117">(F1.4)</text:p>
            <text:p text:style-name="P118"><text:span text:style-name="T119">(F2.1)</text:span><text:s/>(11/02/2019)</text:p>
            <text:p text:style-name="P120">(F3.1)</text:p>
            <text:p text:style-name="P121">(F3.2)</text:p>
            <text:p text:style-name="P122">(F4.1)</text:p>
            <text:p text:style-name="P123">(F4.2)</text:p>
            <text:p text:style-name="P124">(F4.3)</text:p>
            <text:p text:style-name="P125">(F4.4)</text:p>
          </table:table-cell>
          <table:table-cell table:style-name="TableCell126">
            <text:p text:style-name="P127">(F1.1.1)</text:p>
            <text:p text:style-name="P128">(F1.1.2)</text:p>
            <text:p text:style-name="P129">(F1.1.3)</text:p>
            <text:p text:style-name="P130"><text:span text:style-name="T131">(F1.2.1)</text:span><text:s/></text:p>
            <text:p text:style-name="P132"><text:s/>(F1.2.2)</text:p>
            <text:p text:style-name="P133">(F1.2.3)</text:p>
            <text:p text:style-name="P134"><text:span text:style-name="T135">(F1.3.1)</text:span><text:s/></text:p>
            <text:p text:style-name="P136"><text:s/>(F1.3.2)</text:p>
            <text:p text:style-name="P137">(F1.4)</text:p>
            <text:p text:style-name="P138"><text:span text:style-name="T139">(F2.1)</text:span><text:s/></text:p>
            <text:p text:style-name="P140">(F3.1)</text:p>
            <text:p text:style-name="P141">(F3.2)</text:p>
            <text:p text:style-name="P142">(F4.1)</text:p>
            <text:p text:style-name="P143">(F4.2)</text:p>
            <text:p text:style-name="P144">(F4.3)</text:p>
            <text:p text:style-name="P145">(F4.4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-asian="Times New Roman" fo:font-weight="bold" style:font-weight-asian="bold" fo:letter-spacing="-0.0069in" style:letter-kerning="true" fo:font-size="18pt" style:font-size-asian="18pt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Times New Roman" style:font-name-complex="Times New Roman" fo:font-weight="bold" style:font-weight-asian="bold" fo:letter-spacing="-0.0069in" style:letter-kerning="true" fo:font-size="18pt" style:font-size-asian="1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Brooks [job64]</meta:initial-creator>
    <dc:creator>Jon Brooks [job64]</dc:creator>
    <meta:creation-date>2019-02-14T01:03:00Z</meta:creation-date>
    <dc:date>2019-02-14T23:41:00Z</dc:date>
    <meta:template xlink:href="Normal" xlink:type="simple"/>
    <meta:editing-cycles>63</meta:editing-cycles>
    <meta:editing-duration>PT3060S</meta:editing-duration>
    <meta:document-statistic meta:page-count="2" meta:paragraph-count="4" meta:word-count="301" meta:character-count="2018" meta:row-count="14" meta:non-whitespace-character-count="1721"/>
  </office:meta>
</office:document-meta>
</file>